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9.656cm" fo:min-width="9.40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-color="#9933ff" draw:textarea-horizontal-align="justify" draw:textarea-vertical-align="middle" draw:auto-grow-height="false" fo:min-height="7.116cm" fo:min-width="2.04cm"/>
    </style:style>
    <style:style style:name="gr4" style:family="graphic" style:parent-style-name="standard">
      <style:graphic-properties draw:stroke="none" svg:stroke-color="#000000" draw:fill="none" draw:fill-color="#ffffff" fo:min-height="3.556cm"/>
    </style:style>
    <style:style style:name="gr5" style:family="graphic" style:parent-style-name="standard">
      <style:graphic-properties draw:fill-color="#009900" draw:textarea-horizontal-align="justify" draw:textarea-vertical-align="middle" draw:auto-grow-height="false" fo:min-height="1.909cm" fo:min-width="9.152cm"/>
    </style:style>
    <style:style style:name="gr6" style:family="graphic" style:parent-style-name="standard">
      <style:graphic-properties draw:stroke="none" svg:stroke-color="#000000" draw:fill="none" draw:fill-color="#ffffff" fo:min-height="1.666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766cm" fo:min-width="1.698cm"/>
    </style:style>
    <style:style style:name="gr8" style:family="graphic" style:parent-style-name="standard">
      <style:graphic-properties draw:fill-color="#cc66ff" draw:textarea-horizontal-align="justify" draw:textarea-vertical-align="middle" draw:auto-grow-height="false" fo:min-height="0.766cm" fo:min-width="1.698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639cm" fo:min-width="0.389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9933ff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loext:graphic-properties draw:fill-color="#cc66ff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9.906cm" svg:x="0.127cm" svg:y="0.1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5.842cm" svg:height="1.673cm" svg:x="4.064cm" svg:y="0.254cm">
          <draw:text-box>
            <text:p>Sterta (ang. <text:span text:style-name="T1">Heap</text:span>)</text:p>
          </draw:text-box>
        </draw:frame>
        <draw:custom-shape draw:style-name="gr3" draw:text-style-name="P3" draw:layer="layout" svg:width="2.54cm" svg:height="7.366cm" svg:x="0.254cm" svg:y="0.2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4.572cm" svg:height="3.806cm" svg:x="0.127cm" svg:y="0.258cm">
          <draw:text-box>
            <text:p text:style-name="P4"><text:span text:style-name="T2">Stos</text:span></text:p>
            <text:p text:style-name="P4"><text:span text:style-name="T2">(ang. </text:span><text:span text:style-name="T3">Stack</text:span><text:span text:style-name="T2">)</text:span></text:p>
          </draw:text-box>
        </draw:frame>
        <draw:custom-shape draw:style-name="gr5" draw:text-style-name="P6" draw:layer="layout" svg:width="9.652cm" svg:height="2.159cm" svg:x="0.254cm" svg:y="7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3.302cm" svg:height="1.916cm" svg:x="7.112cm" svg:y="8.128cm">
          <draw:text-box>
            <text:p text:style-name="P4"><text:span text:style-name="T2">Kolejka</text:span></text:p>
            <text:p text:style-name="P4"><text:span text:style-name="T2">(ang. </text:span><text:span text:style-name="T4">Queue</text:span><text:span text:style-name="T2">)</text:span></text:p>
          </draw:text-box>
        </draw:frame>
        <draw:custom-shape draw:style-name="gr7" draw:text-style-name="P7" draw:layer="layout" svg:width="2.198cm" svg:height="1.016cm" svg:x="0.381cm" svg:y="8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198cm" svg:height="1.016cm" svg:x="2.755cm" svg:y="8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2.198cm" svg:height="1.016cm" svg:x="5.08cm" svg:y="8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2.198cm" svg:height="1.016cm" svg:x="0.381cm" svg:y="6.4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2.198cm" svg:height="1.016cm" svg:x="0.381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2.198cm" svg:height="1.016cm" svg:x="0.381cm" svg:y="3.0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2.198cm" svg:height="1.016cm" svg:x="0.381cm" svg:y="4.1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0.889cm" svg:height="0.889cm" svg:x="4.445cm" svg:y="5.4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0.889cm" svg:height="0.889cm" svg:x="7.239cm" svg:y="5.2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0.889cm" svg:height="0.889cm" svg:x="5.334cm" svg:y="3.4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0.889cm" svg:height="0.889cm" svg:x="7.874cm" svg:y="1.9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0.889cm" svg:height="0.889cm" svg:x="4.318cm" svg:y="1.7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9:04:37.671156742</meta:creation-date>
    <dc:date>2017-08-15T19:13:40.241187002</dc:date>
    <meta:editing-duration>PT9M2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